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8edb" officeooo:paragraph-rsid="001e8edb"/>
    </style:style>
    <style:style style:name="P2" style:family="paragraph" style:parent-style-name="Standard">
      <style:text-properties officeooo:rsid="00200ba1" officeooo:paragraph-rsid="00200ba1"/>
    </style:style>
    <style:style style:name="P3" style:family="paragraph" style:parent-style-name="Standard">
      <style:text-properties officeooo:rsid="0021a571" officeooo:paragraph-rsid="0021a571"/>
    </style:style>
    <style:style style:name="P4" style:family="paragraph" style:parent-style-name="Standard">
      <style:text-properties officeooo:rsid="0021a571" officeooo:paragraph-rsid="00222a2d"/>
    </style:style>
    <style:style style:name="P5" style:family="paragraph" style:parent-style-name="Standard">
      <style:text-properties officeooo:rsid="00222a2d" officeooo:paragraph-rsid="00222a2d"/>
    </style:style>
    <style:style style:name="P6" style:family="paragraph" style:parent-style-name="Standard">
      <style:text-properties officeooo:rsid="00222a2d" officeooo:paragraph-rsid="00226d06"/>
    </style:style>
    <style:style style:name="P7" style:family="paragraph" style:parent-style-name="Standard">
      <style:text-properties officeooo:rsid="00226d06" officeooo:paragraph-rsid="00226d06"/>
    </style:style>
    <style:style style:name="P8" style:family="paragraph" style:parent-style-name="Standard">
      <style:text-properties officeooo:rsid="00226d06" officeooo:paragraph-rsid="002432a8"/>
    </style:style>
    <style:style style:name="P9" style:family="paragraph" style:parent-style-name="Standard">
      <style:text-properties officeooo:rsid="002432a8" officeooo:paragraph-rsid="002432a8"/>
    </style:style>
    <style:style style:name="T1" style:family="text">
      <style:text-properties officeooo:rsid="0021a571"/>
    </style:style>
    <style:style style:name="T2" style:family="text">
      <style:text-properties officeooo:rsid="00222a2d"/>
    </style:style>
    <style:style style:name="T3" style:family="text">
      <style:text-properties officeooo:rsid="00226d06"/>
    </style:style>
    <style:style style:name="T4" style:family="text">
      <style:text-properties officeooo:rsid="002432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[selld@localhost ~]$ cd /sys</text:p>
      <text:p text:style-name="P2">2.[selld@localhost sys]$ pwd -L</text:p>
      <text:p text:style-name="P2">/sys</text:p>
      <text:p text:style-name="P2">3.[selld@localhost sys]$ pwd -P</text:p>
      <text:p text:style-name="P2">/sys</text:p>
      <text:p text:style-name="P2"><text:span text:style-name="T1">4.</text:span>[selld@localhost sys]$ cd /</text:p>
      <text:p text:style-name="P2"><text:span text:style-name="T1">5.</text:span>[selld@localhost /]$ ls</text:p>
      <text:p text:style-name="P2">bin <text:s text:c="2"/>dev <text:s/>home <text:s/>lib64 <text:s/>mnt <text:s/>proc <text:s/>run <text:s text:c="2"/>srv <text:s/>tmp <text:s/>var</text:p>
      <text:p text:style-name="P2">boot <text:s/>etc <text:s/>lib <text:s text:c="2"/>media <text:s/>opt <text:s/>root <text:s/>sbin <text:s/>sys <text:s/>usr</text:p>
      <text:p text:style-name="P2"><text:span text:style-name="T1">6.</text:span>[selld@localhost /]$ ls --almost-all</text:p>
      <text:p text:style-name="P2">bin <text:s text:c="2"/>dev <text:s/>home <text:s/>lib64 <text:s/>mnt <text:s/>proc <text:s/>run <text:s text:c="2"/>srv <text:s/>tmp <text:s/>var</text:p>
      <text:p text:style-name="P2">boot <text:s/>etc <text:s/>lib <text:s text:c="2"/>media <text:s/>opt <text:s/>root <text:s/>sbin <text:s/>sys <text:s/>usr</text:p>
      <text:p text:style-name="P2"><text:span text:style-name="T1">7.</text:span>[selld@localhost /]$ ls -a</text:p>
      <text:p text:style-name="P2">. <text:s text:c="2"/>bin <text:s text:c="2"/>dev <text:s/>home <text:s/>lib64 <text:s/>mnt <text:s/>proc <text:s/>run <text:s text:c="2"/>srv <text:s/>tmp <text:s/>var</text:p>
      <text:p text:style-name="P2">.. <text:s/>boot <text:s/>etc <text:s/>lib <text:s text:c="2"/>media <text:s/>opt <text:s/>root <text:s/>sbin <text:s/>sys <text:s/>usr</text:p>
      <text:p text:style-name="P2"><text:span text:style-name="T1">8.</text:span>[selld@localhost /]$ ls -F</text:p>
      <text:p text:style-name="P2">bin@ <text:s text:c="2"/>dev/ <text:s/>home/ <text:s/>lib64@ <text:s/>mnt/ <text:s/>proc/ <text:s/>run/ <text:s text:c="2"/>srv/ <text:s/>tmp/ <text:s/>var/</text:p>
      <text:p text:style-name="P2">boot/ <text:s/>etc/ <text:s/>lib@ <text:s text:c="2"/>media/ <text:s/>opt/ <text:s/>root/ <text:s/>sbin@ <text:s/>sys/ <text:s/>usr/</text:p>
      <text:p text:style-name="P2"><text:span text:style-name="T1">9.</text:span>[selld@localhost /]$ ls --color</text:p>
      <text:p text:style-name="P2">bin <text:s text:c="2"/>dev <text:s/>home <text:s/>lib64 <text:s/>mnt <text:s/>proc <text:s/>run <text:s text:c="2"/>srv <text:s/>tmp <text:s/>var</text:p>
      <text:p text:style-name="P2">boot <text:s/>etc <text:s/>lib <text:s text:c="2"/>media <text:s/>opt <text:s/>root <text:s/>sbin <text:s/>sys <text:s/>usr</text:p>
      <text:p text:style-name="P2"><text:span text:style-name="T1">10.</text:span>[selld@localhost /]$ ls tmp -R</text:p>
      <text:p text:style-name="P2">tmp:</text:p>
      <text:p text:style-name="P2">ks-script-Wr9spN <text:s/>yum.log</text:p>
      <text:p text:style-name="P2"><text:span text:style-name="T1">11.</text:span>[selld@localhost /]$ ls ~ -l</text:p>
      <text:p text:style-name="P2">итого 0</text:p>
      <text:p text:style-name="P2">drwxrwxr-x. 2 selld selld 6 Окт <text:s/>3 16:50 directory1</text:p>
      <text:p text:style-name="P2">drwxrwxr-x. 2 selld selld 6 Окт <text:s/>3 16:50 directory2</text:p>
      <text:p text:style-name="P2">-rw-rw-r--. 1 selld selld 0 Окт <text:s/>3 16:50 file1</text:p>
      <text:p text:style-name="P2"><text:span text:style-name="T1">12.</text:span>[selld@localhost /]$ cd ~</text:p>
      <text:p text:style-name="P3">13.[selld@localhost ~]$ ls -lS</text:p>
      <text:p text:style-name="P3">итого 4</text:p>
      <text:p text:style-name="P3">-rw-rw-r--. 1 selld selld 24 Окт <text:s/>3 16:55 file1</text:p>
      <text:p text:style-name="P3">drwxrwxr-x. 2 selld selld 17 Окт <text:s/>3 16:54 directory1</text:p>
      <text:p text:style-name="P3">drwxrwxr-x. 2 selld selld <text:s/>6 Окт <text:s/>3 16:50 directory2</text:p>
      <text:p text:style-name="P1">14.</text:p>
      <text:p text:style-name="P1">15.[selld@localhost ~]$ ls -lct</text:p>
      <text:p text:style-name="P1">итого 4</text:p>
      <text:p text:style-name="P1">-rw-rw-r--. 1 selld selld 24 Окт <text:s/>3 17:26 file1</text:p>
      <text:p text:style-name="P1">drwxrwxr-x. 2 selld selld 17 Окт <text:s/>3 17:21 directory1</text:p>
      <text:p text:style-name="P1">drwxrwxr-x. 2 selld selld <text:s/>6 Окт <text:s/>3 16:50 directory2</text:p>
      <text:p text:style-name="P1">16. [selld@localhost ~]$ ls -lSr</text:p>
      <text:p text:style-name="P1">итого 4</text:p>
      <text:p text:style-name="P1">drwxrwxr-x. 2 selld selld <text:s/>6 Окт <text:s/>3 16:50 directory2</text:p>
      <text:p text:style-name="P1">drwxrwxr-x. 2 selld selld 17 Окт <text:s/>3 16:54 directory1</text:p>
      <text:p text:style-name="P1">-rw-rw-r--. 1 selld selld 24 Окт <text:s/>3 16:55 file1</text:p>
      <text:p text:style-name="P1">17. [selld@localhost ~]$ ls -lt</text:p>
      <text:p text:style-name="P1">итого 4</text:p>
      <text:p text:style-name="P1">-rw-rw-r--. 1 selld selld 24 Окт <text:s/>3 16:55 file1</text:p>
      <text:p text:style-name="P1">drwxrwxr-x. 2 selld selld 17 Окт <text:s/>3 16:54 directory1</text:p>
      <text:p text:style-name="P1">drwxrwxr-x. 2 selld selld <text:s/>6 Окт <text:s/>3 16:50 directory2</text:p>
      <text:p text:style-name="P1">18.[selld@localhost ~]$ ls -lu</text:p>
      <text:p text:style-name="P1"><text:soft-page-break/>итого 4</text:p>
      <text:p text:style-name="P1">drwxrwxr-x. 2 selld selld 17 Окт <text:s/>3 16:50 directory1</text:p>
      <text:p text:style-name="P1">drwxrwxr-x. 2 selld selld <text:s/>6 Окт <text:s/>3 16:50 directory2</text:p>
      <text:p text:style-name="P1">-rwxrwxr-x. 1 selld selld 24 Окт <text:s/>3 16:50 file1</text:p>
      <text:p text:style-name="P2">19.[selld@localhost ~]$ ls ~ -dl</text:p>
      <text:p text:style-name="P2">drwx------. 4 selld selld 4096 Окт <text:s/>3 16:54 /home/selld</text:p>
      <text:p text:style-name="P2">20.[selld@localhost ~]$ ls -lh</text:p>
      <text:p text:style-name="P2">итого 4,0K</text:p>
      <text:p text:style-name="P2">drwxrwxr-x. 2 selld selld 17 Окт <text:s/>3 16:54 directory1</text:p>
      <text:p text:style-name="P2">drwxrwxr-x. 2 selld selld <text:s/>6 Окт <text:s/>3 16:50 directory2</text:p>
      <text:p text:style-name="P2">-rw-rw-r--. 1 selld selld 24 Окт <text:s/>3 16:55 file1</text:p>
      <text:p text:style-name="P4">21.<text:span text:style-name="T2">[selld@localhost ~]$ mkdir X Y Z</text:span></text:p>
      <text:p text:style-name="P5">22.[selld@localhost ~]$ mkdir -vp A/B/C/D</text:p>
      <text:p text:style-name="P5">mkdir: создан каталог «A»</text:p>
      <text:p text:style-name="P5">mkdir: создан каталог «A/B»</text:p>
      <text:p text:style-name="P5">mkdir: создан каталог «A/B/C»</text:p>
      <text:p text:style-name="P5">mkdir: создан каталог «A/B/C/D»</text:p>
      <text:p text:style-name="P5">23. [selld@localhost ~]$ mkdir A/B/C/D/E</text:p>
      <text:p text:style-name="P5">24. [selld@localhost ~]$ rmdir Z</text:p>
      <text:p text:style-name="P6">25. <text:span text:style-name="T3">[selld@localhost ~]$ touch ./-name</text:span></text:p>
      <text:p text:style-name="P7">26. [selld@localhost ~]$ rm ./-name</text:p>
      <text:p text:style-name="P7">27. [selld@localhost ~]$ rm -r Y</text:p>
      <text:p text:style-name="P7">28. [selld@localhost ~]$ rm -rf A</text:p>
      <text:p text:style-name="P7">29. [selld@localhost ~]$ touch name</text:p>
      <text:p text:style-name="P8">30. <text:span text:style-name="T4">[selld@localhost ~]$ rm -i name</text:span></text:p>
      <text:p text:style-name="P9">rm: удалить пустой обычный файл «name»? Y</text:p>
      <text:p text:style-name="P9">3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6:13:59.720266236</meta:creation-date>
    <dc:date>2014-10-03T21:50:33.446110599</dc:date>
    <meta:editing-duration>PT3H5M42S</meta:editing-duration>
    <meta:editing-cycles>1</meta:editing-cycles>
    <meta:document-statistic meta:table-count="0" meta:image-count="0" meta:object-count="0" meta:page-count="2" meta:paragraph-count="79" meta:word-count="482" meta:character-count="2912" meta:non-whitespace-character-count="2310"/>
    <meta:generator>LibreOffice/4.2.6.3$Linux_X86_64 LibreOffice_project/420m0$Build-3</meta:generator>
  </office:meta>
</office:document-meta>
</file>